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3pt" style:font-size-asian="13pt" style:font-size-complex="13pt"/>
    </style:style>
    <style:style style:name="P2" style:family="paragraph" style:parent-style-name="Standard">
      <style:text-properties fo:font-size="11pt" style:font-size-asian="11pt" style:font-size-complex="11pt"/>
    </style:style>
    <style:style style:name="P3" style:family="paragraph" style:parent-style-name="Standard">
      <style:paragraph-properties fo:margin-left="0cm" fo:margin-right="0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List_20_Contents">
      <style:paragraph-properties fo:margin-left="0cm" fo:margin-right="0cm" fo:text-indent="0cm" style:auto-text-indent="false"/>
      <style:text-properties fo:font-size="11pt" style:font-size-asian="11pt" style:font-size-complex="11pt"/>
    </style:style>
    <style:style style:name="P6" style:family="paragraph" style:parent-style-name="Table_20_Contents">
      <style:text-properties fo:font-size="11pt" style:font-size-asian="11pt" style:font-size-complex="11pt"/>
    </style:style>
    <style:style style:name="T1" style:family="text">
      <style:text-properties fo:font-weight="bold"/>
    </style:style>
    <style:style style:name="T2" style:family="text">
      <style:text-properties fo:font-style="italic"/>
    </style:style>
    <style:style style:name="T3" style:family="text">
      <style:text-properties fo:font-size="11pt" style:font-size-asian="11pt" style:font-size-complex="11pt"/>
    </style:style>
    <style:style style:name="T4" style:family="text">
      <style:text-properties fo:font-size="11pt" fo:font-weight="bold"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Wikipedia Shuts People's Mouths</text:p>
      <text:p text:style-name="P2"/>
      <text:p text:style-name="P2">Wikipedia does not allow to publish truth on its website. It will create numerous reasons to forbid sharing real knowledge with people in the Internet.</text:p>
      <text:p text:style-name="P2"/>
      <text:p text:style-name="P2">In the following edit, which was immediately reverted, Wikipedia banned the truth.</text:p>
      <text:p text:style-name="Standard"><text:a xlink:type="simple" xlink:href="https://en.wikipedia.org/w/index.php?title=Stack_Overflow&amp;diff=prev&amp;oldid=1151425962" text:style-name="Internet_20_link" text:visited-style-name="Visited_20_Internet_20_Link"><text:span text:style-name="T3">https://en.wikipedia.org/w/index.php?title=Stack_Overflow&amp;diff=prev&amp;oldid=1151425962</text:span></text:a></text:p>
      <text:p text:style-name="P2"/>
      <text:p text:style-name="P2">The user who was trying to bring some light into darkness was immediately banned permanently.</text:p>
      <text:p text:style-name="Standard"><text:a xlink:type="simple" xlink:href="https://en.wikipedia.org/wiki/User:Vault_Dweller_0" text:style-name="Internet_20_link" text:visited-style-name="Visited_20_Internet_20_Link"><text:span text:style-name="T3">https://en.wikipedia.org/wiki/User:Vault_Dweller_0</text:span></text:a></text:p>
      <text:p text:style-name="P2"/>
      <text:p text:style-name="P2">Here are some quotes of the “arguments” made by Wikipedia's representatives</text:p>
      <text:p text:style-name="Standard"><text:a xlink:type="simple" xlink:href="https://en.wikipedia.org/wiki/User_talk:Vault_Dweller_0" text:style-name="Internet_20_link" text:visited-style-name="Visited_20_Internet_20_Link"><text:span text:style-name="T3">https://en.wikipedia.org/wiki/User_talk:Vault_Dweller_0</text:span></text:a></text:p>
      <text:p text:style-name="P2"/>
      <table:table table:name="Table1" table:style-name="Table1">
        <table:table-column table:style-name="Table1.A"/>
        <table:table-row>
          <table:table-cell table:style-name="Table1.A1" office:value-type="string">
            <text:p text:style-name="Table_20_Contents"><text:span text:style-name="T3">Thank you for contributing to Wikipedia. However, please do not use unreliable sources such as blogs, your own website, websites and publications with a poor reputation for checking the facts or with no editorial oversight, expressing views that are widely acknowledged as extremist, that are promotional in nature, or that rely heavily on rumors and personal opinions, as one of Wikipedia's core policies is that contributions must be </text:span><text:a xlink:type="simple" xlink:href="https://en.wikipedia.org/wiki/Wikipedia:Verifiability" text:style-name="Internet_20_link" text:visited-style-name="Visited_20_Internet_20_Link"><text:span text:style-name="T3">verifiable</text:span></text:a><text:span text:style-name="T3"> through </text:span><text:a xlink:type="simple" xlink:href="https://en.wikipedia.org/wiki/Wikipedia:Reliable_sources" text:style-name="Internet_20_link" text:visited-style-name="Visited_20_Internet_20_Link"><text:span text:style-name="T3">reliable sources</text:span></text:a><text:span text:style-name="T3">, preferably using </text:span><text:a xlink:type="simple" xlink:href="https://en.wikipedia.org/wiki/Wikipedia:Inline_citation" text:style-name="Internet_20_link" text:visited-style-name="Visited_20_Internet_20_Link"><text:span text:style-name="T3">inline citations</text:span></text:a><text:span text:style-name="T3">. If you require further assistance, please look at </text:span><text:a xlink:type="simple" xlink:href="https://en.wikipedia.org/wiki/Help:Menu/Editing_Wikipedia" text:style-name="Internet_20_link" text:visited-style-name="Visited_20_Internet_20_Link"><text:span text:style-name="T3">Help:Menu/Editing Wikipedia</text:span></text:a><text:span text:style-name="T3">, or ask at the </text:span><text:a xlink:type="simple" xlink:href="https://en.wikipedia.org/wiki/Wikipedia:Teahouse" text:style-name="Internet_20_link" text:visited-style-name="Visited_20_Internet_20_Link"><text:span text:style-name="T3">Teahouse</text:span></text:a><text:span text:style-name="T3">. Thank you. </text:span><text:a xlink:type="simple" xlink:href="https://en.wikipedia.org/wiki/User:MrOllie" text:style-name="Internet_20_link" text:visited-style-name="Visited_20_Internet_20_Link"><text:span text:style-name="T3">MrOllie</text:span></text:a><text:span text:style-name="T3"> (</text:span><text:a xlink:type="simple" xlink:href="https://en.wikipedia.org/wiki/User_talk:MrOllie" text:style-name="Internet_20_link" text:visited-style-name="Visited_20_Internet_20_Link"><text:span text:style-name="T3">talk</text:span></text:a><text:span text:style-name="T3">) 02:44, 24 April 2023 (UTC) </text:span></text:p>
          </table:table-cell>
        </table:table-row>
        <table:table-row>
          <table:table-cell table:style-name="Table1.A2" office:value-type="string">
            <text:p text:style-name="P5">Is the <text:span text:style-name="T1">Stack Overflow Community Wiki</text:span> an unreliable source ? </text:p>
            <text:p text:style-name="P5">It is clearly stated on the page that the page is not a user generated content, but a community effort. </text:p>
            <text:p text:style-name="P5"><text:span text:style-name="T1">This question's answers are a community effort. Edit existing answers to improve this post. It is not currently accepting new answers or interactions.</text:span> </text:p>
            <text:p text:style-name="P4"><text:a xlink:type="simple" xlink:href="https://meta.stackoverflow.com/questions/357436/why-isnt-it-required-to-provide-comments-feedback-for-downvotes-and-why-are-pr" text:style-name="Internet_20_link" text:visited-style-name="Visited_20_Internet_20_Link"><text:span text:style-name="T3">https://meta.stackoverflow.com/questions/357436/why-isnt-it-required-to-provide-comments-feedback-for-downvotes-and-why-are-pr</text:span></text:a><text:span text:style-name="T3"> </text:span><text:a xlink:type="simple" xlink:href="https://en.wikipedia.org/w/index.php?title=User:Vault_Dweller_0&amp;action=edit&amp;redlink=1" text:style-name="Internet_20_link" text:visited-style-name="Visited_20_Internet_20_Link"><text:span text:style-name="T3">Vault Dweller 0</text:span></text:a><text:span text:style-name="T3"> (</text:span><text:a xlink:type="simple" xlink:href="https://en.wikipedia.org/wiki/User_talk:Vault_Dweller_0#top" text:style-name="Internet_20_link" text:visited-style-name="Visited_20_Internet_20_Link"><text:span text:style-name="T3">talk</text:span></text:a><text:span text:style-name="T3">) 02:49, 24 April 2023 (UTC) </text:span></text:p>
          </table:table-cell>
        </table:table-row>
        <table:table-row>
          <table:table-cell table:style-name="Table1.A2" office:value-type="string">
            <text:p text:style-name="Table_20_Contents"><text:span text:style-name="T3">Still not reliable: we need to see editorial oversight. </text:span><text:a xlink:type="simple" xlink:href="https://en.wikipedia.org/wiki/User:Drmies" text:style-name="Internet_20_link" text:visited-style-name="Visited_20_Internet_20_Link"><text:span text:style-name="T3">Drmies</text:span></text:a><text:span text:style-name="T3"> (</text:span><text:a xlink:type="simple" xlink:href="https://en.wikipedia.org/wiki/User_talk:Drmies" text:style-name="Internet_20_link" text:visited-style-name="Visited_20_Internet_20_Link"><text:span text:style-name="T3">talk</text:span></text:a><text:span text:style-name="T3">) 02:50, 24 April 2023 (UTC) </text:span></text:p>
          </table:table-cell>
        </table:table-row>
        <table:table-row>
          <table:table-cell table:style-name="Table1.A2" office:value-type="string">
            <text:p text:style-name="Table_20_Contents"><text:span text:style-name="T3">How can a page created by the Stack Overflow Community be unreliable ? It was created by owners of the Stack Overflow. Which oversight do you need ? Oversight by mister president Obama ? </text:span><text:a xlink:type="simple" xlink:href="https://en.wikipedia.org/w/index.php?title=User:Vault_Dweller_0&amp;action=edit&amp;redlink=1" text:style-name="Internet_20_link" text:visited-style-name="Visited_20_Internet_20_Link"><text:span text:style-name="T3">Vault Dweller 0</text:span></text:a><text:span text:style-name="T3"> (</text:span><text:a xlink:type="simple" xlink:href="https://en.wikipedia.org/wiki/User_talk:Vault_Dweller_0#top" text:style-name="Internet_20_link" text:visited-style-name="Visited_20_Internet_20_Link"><text:span text:style-name="T3">talk</text:span></text:a><text:span text:style-name="T3">) 02:55, 24 April 2023 (UTC) </text:span></text:p>
          </table:table-cell>
        </table:table-row>
        <table:table-row>
          <table:table-cell table:style-name="Table1.A2" office:value-type="string">
            <text:p text:style-name="Table_20_Contents"><text:span text:style-name="T3">Crowd sourced pages are considered to be inherently unreliable on Wikipedia (See </text:span><text:a xlink:type="simple" xlink:href="https://en.wikipedia.org/wiki/Wikipedia:USERGENERATED" text:style-name="Internet_20_link" text:visited-style-name="Visited_20_Internet_20_Link"><text:span text:style-name="T3">WP:USERGENERATED</text:span></text:a><text:span text:style-name="T3">). We need to see things from a more traditional publishing model, with separate authors, professional editors, fact-checkering and so on. Stuff directly from the owners of Stack Overflow is allowed per </text:span><text:a xlink:type="simple" xlink:href="https://en.wikipedia.org/wiki/Wikipedia:ABOUTSELF" text:style-name="Internet_20_link" text:visited-style-name="Visited_20_Internet_20_Link"><text:span text:style-name="T3">WP:ABOUTSELF</text:span></text:a><text:span text:style-name="T3">, but that is not the community maintained stuff you were citing. </text:span><text:a xlink:type="simple" xlink:href="https://en.wikipedia.org/wiki/User:MrOllie" text:style-name="Internet_20_link" text:visited-style-name="Visited_20_Internet_20_Link"><text:span text:style-name="T3">MrOllie</text:span></text:a><text:span text:style-name="T3"> (</text:span><text:a xlink:type="simple" xlink:href="https://en.wikipedia.org/wiki/User_talk:MrOllie" text:style-name="Internet_20_link" text:visited-style-name="Visited_20_Internet_20_Link"><text:span text:style-name="T3">talk</text:span></text:a><text:span text:style-name="T3">) 03:03, 24 April 2023 (UTC) </text:span></text:p>
          </table:table-cell>
        </table:table-row>
        <table:table-row>
          <table:table-cell table:style-name="Table1.A2" office:value-type="string">
            <text:p text:style-name="P5">This is <text:span text:style-name="T1">not</text:span> a crowd sourced page. This is a page created by owners of Stack Overflow. </text:p>
            <text:p text:style-name="P5"><text:span text:style-name="T2">&gt; We need to see things from a more traditional publishing model</text:span> </text:p>
            <text:p text:style-name="P4"><text:span text:style-name="T3">You will never see such a page because </text:span><text:span text:style-name="T4">Stack Overflow</text:span><text:span text:style-name="T3"> platform will never write such information in clear text on their main domain. They can only provide such information as a </text:span><text:span text:style-name="T4">Community Wiki</text:span><text:span text:style-name="T3"> effort, because otherwise they will have a lot of </text:span><text:span text:style-name="T4">Troubles with The Law</text:span><text:span text:style-name="T3"> on this planet. They are doing business, they are making money and at the same time they justify cruelty and permissiveness of their bosses. </text:span><text:a xlink:type="simple" xlink:href="https://en.wikipedia.org/w/index.php?title=User:Vault_Dweller_0&amp;action=edit&amp;redlink=1" text:style-name="Internet_20_link" text:visited-style-name="Visited_20_Internet_20_Link"><text:span text:style-name="T3">Vault Dweller 0</text:span></text:a><text:span text:style-name="T3"> (</text:span><text:a xlink:type="simple" xlink:href="https://en.wikipedia.org/wiki/User_talk:Vault_Dweller_0#top" text:style-name="Internet_20_link" text:visited-style-name="Visited_20_Internet_20_Link"><text:span text:style-name="T3">talk</text:span></text:a><text:span text:style-name="T3">) 03:08, 24 April 2023 (UTC) </text:span></text:p>
          </table:table-cell>
        </table:table-row>
        <table:table-row>
          <table:table-cell table:style-name="Table1.A2" office:value-type="string">
            <text:p text:style-name="P6">...</text:p>
          </table:table-cell>
        </table:table-row>
        <table:table-row>
          <table:table-cell table:style-name="Table1.A2" office:value-type="string">
            <text:p text:style-name="P3"><text:span text:style-name="T3">You have been </text:span><text:a xlink:type="simple" xlink:href="https://en.wikipedia.org/wiki/Wikipedia:Blocking_policy" text:style-name="Internet_20_link" text:visited-style-name="Visited_20_Internet_20_Link"><text:span text:style-name="T4">blocked</text:span></text:a><text:span text:style-name="T3"> </text:span><text:a xlink:type="simple" xlink:href="https://en.wikipedia.org/wiki/Wikipedia:Blocking_policy#Indefinite_blocks" text:style-name="Internet_20_link" text:visited-style-name="Visited_20_Internet_20_Link"><text:span text:style-name="T4">indefinitely</text:span></text:a><text:span text:style-name="T3"> from editing because it appears that you are </text:span><text:a xlink:type="simple" xlink:href="https://en.wikipedia.org/wiki/Wikipedia:Here_to_build_an_encyclopedia#Clearly_not_being_here_to_build_an_encyclopedia" text:style-name="Internet_20_link" text:visited-style-name="Visited_20_Internet_20_Link"><text:span text:style-name="T3">not here to build an encyclopedia</text:span></text:a><text:span text:style-name="T3">.  </text:span><text:a xlink:type="simple" xlink:href="https://en.wikipedia.org/wiki/User:Drmies" text:style-name="Internet_20_link" text:visited-style-name="Visited_20_Internet_20_Link"><text:span text:style-name="T3">Drmies</text:span></text:a><text:span text:style-name="T3"> (</text:span><text:a xlink:type="simple" xlink:href="https://en.wikipedia.org/wiki/User_talk:Drmies" text:style-name="Internet_20_link" text:visited-style-name="Visited_20_Internet_20_Link"><text:span text:style-name="T3">talk</text:span></text:a><text:span text:style-name="T3">) 03:49, 24 April 2023 (UTC)</text:span></text:p>
          </table:table-cell>
        </table:table-row>
        <table:table-row>
          <table:table-cell table:style-name="Table1.A2" office:value-type="string">
            <text:p text:style-name="Table_20_Contents"><text:span text:style-name="T3">When Jesus spoke again to the people, he said, “I am the light of the world. Whoever follows me will never walk in darkness, but will have the light of life.” </text:span><text:a xlink:type="simple" xlink:href="https://en.wikipedia.org/w/index.php?title=User:Vault_Dweller_0&amp;action=edit&amp;redlink=1" text:style-name="Internet_20_link" text:visited-style-name="Visited_20_Internet_20_Link"><text:span text:style-name="T3">Vault Dweller 0</text:span></text:a><text:span text:style-name="T3"> (</text:span><text:a xlink:type="simple" xlink:href="https://en.wikipedia.org/wiki/User_talk:Vault_Dweller_0#top" text:style-name="Internet_20_link" text:visited-style-name="Visited_20_Internet_20_Link"><text:span text:style-name="T3">talk</text:span></text:a><text:span text:style-name="T3">) 03:54, 24 April 2023 (UTC) </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24T15:34:06.74</meta:creation-date>
    <dc:date>2023-04-24T15:46:44.71</dc:date>
    <meta:editing-duration>PT12M35S</meta:editing-duration>
    <meta:editing-cycles>6</meta:editing-cycles>
    <meta:generator>OpenOffice/4.1.14$Win32 OpenOffice.org_project/4114m1$Build-9811</meta:generator>
    <meta:document-statistic meta:table-count="1" meta:image-count="0" meta:object-count="0" meta:page-count="1" meta:paragraph-count="22" meta:word-count="531" meta:character-count="3509"/>
  </office:meta>
</office:document-meta>
</file>